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1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9-04" calcext:value-type="date">
            <text:p>04/09/2025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29" office:value-type="string" calcext:value-type="string">
            <text:p>Mens. 09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0-09" calcext:value-type="date">
            <text:p>09/10/2025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29" office:value-type="string" calcext:value-type="string">
            <text:p>Mens. 10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1-10" calcext:value-type="date">
            <text:p>10/11/2025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29" office:value-type="string" calcext:value-type="string">
            <text:p>Mens. 1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2-05" calcext:value-type="date">
            <text:p>05/12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29" office:value-type="string" calcext:value-type="string">
            <text:p>Mens. 1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não</text:p>
          </table:table-cell>
          <table:table-cell table:style-name="ce32" office:value-type="float" office:value="0" calcext:value-type="float">
            <text:p>-</text:p>
          </table:table-cell>
          <table:table-cell table:style-name="ce24"/>
          <table:table-cell table:style-name="ce41" table:formula="of:=[.C7]-[.F7]" office:value-type="float" office:value="850" calcext:value-type="float">
            <text:p>850,00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7])" office:value-type="float" office:value="850" calcext:value-type="float">
            <text:p>850,00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22.131594842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22.1337271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1-05T11:24:20.643791574</dc:date>
    <dc:language>pt-PT</dc:language>
    <meta:editing-cycles>637</meta:editing-cycles>
    <meta:editing-duration>P1DT9H35M43S</meta:editing-duration>
    <meta:print-date>2021-06-25T13:43:09.170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